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987d4" officeooo:paragraph-rsid="000987d4"/>
    </style:style>
    <style:style style:name="P2" style:family="paragraph" style:parent-style-name="Text_20_body">
      <style:text-properties officeooo:rsid="0007e856" officeooo:paragraph-rsid="0007e856"/>
    </style:style>
    <style:style style:name="P3" style:family="paragraph" style:parent-style-name="Text_20_body">
      <style:text-properties officeooo:rsid="0008ce08" officeooo:paragraph-rsid="0008ce08"/>
    </style:style>
    <style:style style:name="P4" style:family="paragraph" style:parent-style-name="Text_20_body">
      <style:text-properties officeooo:rsid="000987d4" officeooo:paragraph-rsid="000987d4"/>
    </style:style>
    <style:style style:name="P5" style:family="paragraph" style:parent-style-name="Text_20_body">
      <style:text-properties officeooo:rsid="0009fd72" officeooo:paragraph-rsid="0009fd72"/>
    </style:style>
    <style:style style:name="P6" style:family="paragraph" style:parent-style-name="Text_20_body">
      <style:text-properties style:font-name="Liberation Sans" fo:font-size="16pt" fo:font-weight="bold" officeooo:paragraph-rsid="0009fd72" style:font-name-asian="Microsoft YaHei" style:font-size-asian="16pt" style:font-weight-asian="bold" style:font-name-complex="Lucida Sans" style:font-size-complex="16pt" style:font-weight-complex="bold"/>
    </style:style>
    <style:style style:name="T1" style:family="text">
      <style:text-properties officeooo:rsid="00088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urfsmuster</text:h>
      <text:p text:style-name="P2">Bla <text:span text:style-name="T1">(UML-Diagramm und Begründen)</text:span></text:p>
      <text:h text:style-name="P1" text:outline-level="2">Beobachter</text:h>
      <text:p text:style-name="P3">Grund für beobachter: interaktion mit Gui und verbindung mit menüs auf eine Unabhängige weise</text:p>
      <text:p text:style-name="P3">UML des Beobachters:</text:p>
      <text:p text:style-name="P3">Umsetzung mit Sender Resiver – textuell beschrieben</text:p>
      <text:p text:style-name="P3">UML von Sender Resiver</text:p>
      <text:h text:style-name="Heading_20_2" text:outline-level="2">Erbauer</text:h>
      <text:p text:style-name="P4">Grund für erbauer: unabhängikeit von dem Game Framework</text:p>
      <text:p text:style-name="P4">UML des Erbauers:</text:p>
      <text:p text:style-name="P4">Umsetzung (text): interface abhängikeit und konkrete umsetztung mit GuiBuilder klasse erzeugt fertiges Produkt → sichbares Fenster</text:p>
      <text:p text:style-name="P4">UML bon underem GuiBuilder</text:p>
      <text:p text:style-name="P6">Vermittler</text:p>
      <text:p text:style-name="P5">Menu Manager vermittelt zwischen den Menüs und reich t über das relay die informationen an die gui weiter</text:p>
      <text:p text:style-name="P5">UML vermittler</text:p>
      <text:p text:style-name="P5">Usetzung (text)</text:p>
      <text:p text:style-name="P5">UML unser vermittl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17:40:14.240000000</dc:date>
    <meta:editing-duration>PT22M50S</meta:editing-duration>
    <meta:editing-cycles>5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7" meta:word-count="91" meta:character-count="641" meta:non-whitespace-character-count="566"/>
  </office:meta>
</office:document-meta>
</file>